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60">
      <style:table-cell-properties fo:background-color="#ff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6.0201in" svg:y="4.7154in">
            <draw:object draw:notify-on-update-of-ranges="Sheet1.B13:Sheet1.O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Random Variab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nection Point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0.75" calcext:value-type="float">
            <text:p>0.75</text:p>
          </table:table-cell>
          <table:table-cell table:number-columns-repeated="7" office:value-type="float" office:value="0.5" calcext:value-type="float">
            <text:p>0.5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ength of Beam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0.75" calcext:value-type="float">
            <text:p>0.75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4" office:value-type="float" office:value="1.25" calcext:value-type="float">
            <text:p>1.2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ross-sectional Area</text:p>
          </table:table-cell>
          <table:table-cell table:number-columns-repeated="3" office:value-type="float" office:value="0.0025" calcext:value-type="float">
            <text:p>0.0025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1" office:value-type="float" office:value="0.0025" calcext:value-type="float">
            <text:p>0.00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ea moment of inertia</text:p>
          </table:table-cell>
          <table:table-cell table:number-columns-repeated="4" table:style-name="ce3" office:value-type="float" office:value="0.00000052" calcext:value-type="float">
            <text:p>5.20E-007</text:p>
          </table:table-cell>
          <table:table-cell table:style-name="ce5" office:value-type="float" office:value="0.0000052" calcext:value-type="float">
            <text:p>5.20E-006</text:p>
          </table:table-cell>
          <table:table-cell table:number-columns-repeated="6" table:style-name="ce3" office:value-type="float" office:value="0.00000052" calcext:value-type="float">
            <text:p>5.20E-007</text:p>
          </table:table-cell>
          <table:table-cell table:style-name="ce5" office:value-type="float" office:value="0.00000026" calcext:value-type="float">
            <text:p>2.60E-007</text:p>
          </table:table-cell>
          <table:table-cell table:number-columns-repeated="3" table:style-name="ce3" office:value-type="float" office:value="0.00000052" calcext:value-type="float">
            <text:p>5.20E-0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ind speed</text:p>
          </table:table-cell>
          <table:table-cell table:number-columns-repeated="5" office:value-type="float" office:value="265" calcext:value-type="float">
            <text:p>265</text:p>
          </table:table-cell>
          <table:table-cell table:style-name="ce4" office:value-type="float" office:value="180" calcext:value-type="float">
            <text:p>180</text:p>
          </table:table-cell>
          <table:table-cell office:value-type="float" office:value="265" calcext:value-type="float">
            <text:p>265</text:p>
          </table:table-cell>
          <table:table-cell table:style-name="ce6" office:value-type="float" office:value="265" calcext:value-type="float">
            <text:p>265</text:p>
          </table:table-cell>
          <table:table-cell office:value-type="float" office:value="265" calcext:value-type="float">
            <text:p>265</text:p>
          </table:table-cell>
          <table:table-cell table:style-name="ce6" office:value-type="float" office:value="265" calcext:value-type="float">
            <text:p>265</text:p>
          </table:table-cell>
          <table:table-cell table:number-columns-repeated="2" office:value-type="float" office:value="265" calcext:value-type="float">
            <text:p>265</text:p>
          </table:table-cell>
          <table:table-cell table:style-name="ce4" office:value-type="float" office:value="320" calcext:value-type="float">
            <text:p>320</text:p>
          </table:table-cell>
          <table:table-cell table:number-columns-repeated="2" office:value-type="float" office:value="265" calcext:value-type="float">
            <text:p>26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ind angle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odules of Elasticity</text:p>
          </table:table-cell>
          <table:table-cell table:number-columns-repeated="7" table:style-name="ce3" office:value-type="float" office:value="200000000000" calcext:value-type="float">
            <text:p>2.00E+011</text:p>
          </table:table-cell>
          <table:table-cell table:style-name="ce5" office:value-type="float" office:value="150000000000" calcext:value-type="float">
            <text:p>1.50E+011</text:p>
          </table:table-cell>
          <table:table-cell table:number-columns-repeated="6" table:style-name="ce3" office:value-type="float" office:value="200000000000" calcext:value-type="float">
            <text:p>2.00E+011</text:p>
          </table:table-cell>
          <table:table-cell table:style-name="ce5" office:value-type="float" office:value="250000000000" calcext:value-type="float">
            <text:p>2.50E+0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nsity</text:p>
          </table:table-cell>
          <table:table-cell table:number-columns-repeated="8" office:value-type="float" office:value="1.2922" calcext:value-type="float">
            <text:p>1.292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office:value-type="float" office:value="1.2922" calcext:value-type="float">
            <text:p>1.2922</text:p>
          </table:table-cell>
          <table:table-cell table:number-columns-repeated="1008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1" office:value-type="string" calcext:value-type="string">
            <text:p>Output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Force_X</text:p>
          </table:table-cell>
          <table:table-cell office:value-type="float" office:value="1881.5" calcext:value-type="float">
            <text:p>1881.5</text:p>
          </table:table-cell>
          <table:table-cell office:value-type="float" office:value="1579.6" calcext:value-type="float">
            <text:p>1579.6</text:p>
          </table:table-cell>
          <table:table-cell office:value-type="float" office:value="607.76" calcext:value-type="float">
            <text:p>607.76</text:p>
          </table:table-cell>
          <table:table-cell office:value-type="float" office:value="1881.5" calcext:value-type="float">
            <text:p>1881.5</text:p>
          </table:table-cell>
          <table:table-cell office:value-type="float" office:value="293.35" calcext:value-type="float">
            <text:p>293.35</text:p>
          </table:table-cell>
          <table:table-cell office:value-type="float" office:value="243.12" calcext:value-type="float">
            <text:p>243.12</text:p>
          </table:table-cell>
          <table:table-cell office:value-type="float" office:value="4890.1" calcext:value-type="float">
            <text:p>4890.1</text:p>
          </table:table-cell>
          <table:table-cell office:value-type="float" office:value="3755.8" calcext:value-type="float">
            <text:p>3755.8</text:p>
          </table:table-cell>
          <table:table-cell table:style-name="Default" office:value-type="float" office:value="1673.1" calcext:value-type="float">
            <text:p>1673.1</text:p>
          </table:table-cell>
          <table:table-cell office:value-type="float" office:value="1976.5" calcext:value-type="float">
            <text:p>1976.5</text:p>
          </table:table-cell>
          <table:table-cell office:value-type="float" office:value="4778" calcext:value-type="float">
            <text:p>4778</text:p>
          </table:table-cell>
          <table:table-cell office:value-type="float" office:value="11527" calcext:value-type="float">
            <text:p>11527</text:p>
          </table:table-cell>
          <table:table-cell office:value-type="float" office:value="5783.6" calcext:value-type="float">
            <text:p>5783.6</text:p>
          </table:table-cell>
          <table:table-cell office:value-type="float" office:value="255.27" calcext:value-type="float">
            <text:p>255.27</text:p>
          </table:table-cell>
          <table:table-cell office:value-type="float" office:value="1074" calcext:value-type="float">
            <text:p>107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orce_Y</text:p>
          </table:table-cell>
          <table:table-cell office:value-type="float" office:value="20554" calcext:value-type="float">
            <text:p>20554</text:p>
          </table:table-cell>
          <table:table-cell office:value-type="float" office:value="19305" calcext:value-type="float">
            <text:p>19305</text:p>
          </table:table-cell>
          <table:table-cell office:value-type="float" office:value="13095" calcext:value-type="float">
            <text:p>13095</text:p>
          </table:table-cell>
          <table:table-cell office:value-type="float" office:value="20554" calcext:value-type="float">
            <text:p>20554</text:p>
          </table:table-cell>
          <table:table-cell office:value-type="float" office:value="9173.7" calcext:value-type="float">
            <text:p>9173.7</text:p>
          </table:table-cell>
          <table:table-cell office:value-type="float" office:value="5524.8" calcext:value-type="float">
            <text:p>5524.8</text:p>
          </table:table-cell>
          <table:table-cell office:value-type="float" office:value="23999" calcext:value-type="float">
            <text:p>23999</text:p>
          </table:table-cell>
          <table:table-cell office:value-type="float" office:value="24531" calcext:value-type="float">
            <text:p>24531</text:p>
          </table:table-cell>
          <table:table-cell table:style-name="Default" office:value-type="float" office:value="19334" calcext:value-type="float">
            <text:p>19334</text:p>
          </table:table-cell>
          <table:table-cell office:value-type="float" office:value="20905" calcext:value-type="float">
            <text:p>20905</text:p>
          </table:table-cell>
          <table:table-cell office:value-type="float" office:value="23980" calcext:value-type="float">
            <text:p>23980</text:p>
          </table:table-cell>
          <table:table-cell office:value-type="float" office:value="26928" calcext:value-type="float">
            <text:p>26928</text:p>
          </table:table-cell>
          <table:table-cell office:value-type="float" office:value="35456" calcext:value-type="float">
            <text:p>35456</text:p>
          </table:table-cell>
          <table:table-cell office:value-type="float" office:value="-313.56" calcext:value-type="float">
            <text:p>-313.56</text:p>
          </table:table-cell>
          <table:table-cell office:value-type="float" office:value="16632" calcext:value-type="float">
            <text:p>166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oment</text:p>
          </table:table-cell>
          <table:table-cell office:value-type="float" office:value="41.82" calcext:value-type="float">
            <text:p>41.82</text:p>
          </table:table-cell>
          <table:table-cell office:value-type="float" office:value="-145.07" calcext:value-type="float">
            <text:p>-145.07</text:p>
          </table:table-cell>
          <table:table-cell office:value-type="float" office:value="79.044" calcext:value-type="float">
            <text:p>79.044</text:p>
          </table:table-cell>
          <table:table-cell office:value-type="float" office:value="41.82" calcext:value-type="float">
            <text:p>41.82</text:p>
          </table:table-cell>
          <table:table-cell office:value-type="float" office:value="93.128" calcext:value-type="float">
            <text:p>93.128</text:p>
          </table:table-cell>
          <table:table-cell office:value-type="float" office:value="38.095" calcext:value-type="float">
            <text:p>38.095</text:p>
          </table:table-cell>
          <table:table-cell office:value-type="float" office:value="-52.834" calcext:value-type="float">
            <text:p>-52.834</text:p>
          </table:table-cell>
          <table:table-cell office:value-type="float" office:value="-13.955" calcext:value-type="float">
            <text:p>-13.955</text:p>
          </table:table-cell>
          <table:table-cell table:style-name="Default" office:value-type="float" office:value="43.265" calcext:value-type="float">
            <text:p>43.265</text:p>
          </table:table-cell>
          <table:table-cell office:value-type="float" office:value="243.14" calcext:value-type="float">
            <text:p>243.14</text:p>
          </table:table-cell>
          <table:table-cell office:value-type="float" office:value="-50.843" calcext:value-type="float">
            <text:p>-50.843</text:p>
          </table:table-cell>
          <table:table-cell office:value-type="float" office:value="-88.789" calcext:value-type="float">
            <text:p>-88.789</text:p>
          </table:table-cell>
          <table:table-cell office:value-type="float" office:value="-35.6211" calcext:value-type="float">
            <text:p>-35.6211</text:p>
          </table:table-cell>
          <table:table-cell office:value-type="float" office:value="122.73" calcext:value-type="float">
            <text:p>122.73</text:p>
          </table:table-cell>
          <table:table-cell office:value-type="float" office:value="64.054" calcext:value-type="float">
            <text:p>64.05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splacement_X</text:p>
          </table:table-cell>
          <table:table-cell table:style-name="ce3" office:value-type="float" office:value="0.0000037629" calcext:value-type="float">
            <text:p>3.76E-006</text:p>
          </table:table-cell>
          <table:table-cell table:style-name="ce3" office:value-type="float" office:value="0.0000031591" calcext:value-type="float">
            <text:p>3.16E-006</text:p>
          </table:table-cell>
          <table:table-cell table:style-name="ce3" office:value-type="float" office:value="0.00000091164" calcext:value-type="float">
            <text:p>9.12E-007</text:p>
          </table:table-cell>
          <table:table-cell table:style-name="ce3" office:value-type="float" office:value="0.00000094073" calcext:value-type="float">
            <text:p>9.41E-007</text:p>
          </table:table-cell>
          <table:table-cell table:style-name="ce3" office:value-type="float" office:value="0.0000005867" calcext:value-type="float">
            <text:p>5.87E-007</text:p>
          </table:table-cell>
          <table:table-cell table:style-name="ce3" office:value-type="float" office:value="0.00000048624" calcext:value-type="float">
            <text:p>4.86E-007</text:p>
          </table:table-cell>
          <table:table-cell table:style-name="ce3" office:value-type="float" office:value="0.0000097801" calcext:value-type="float">
            <text:p>9.78E-006</text:p>
          </table:table-cell>
          <table:table-cell table:style-name="ce3" office:value-type="float" office:value="0.000010015" calcext:value-type="float">
            <text:p>1.00E-005</text:p>
          </table:table-cell>
          <table:table-cell table:style-name="ce8" office:value-type="float" office:value="0.0000033462" calcext:value-type="float">
            <text:p>3.35E-006</text:p>
          </table:table-cell>
          <table:table-cell table:style-name="ce3" office:value-type="float" office:value="0.0000039531" calcext:value-type="float">
            <text:p>3.95E-006</text:p>
          </table:table-cell>
          <table:table-cell table:style-name="ce3" office:value-type="float" office:value="0.000011945" calcext:value-type="float">
            <text:p>1.19E-005</text:p>
          </table:table-cell>
          <table:table-cell table:style-name="ce3" office:value-type="float" office:value="0.000023053" calcext:value-type="float">
            <text:p>2.31E-005</text:p>
          </table:table-cell>
          <table:table-cell table:style-name="ce3" office:value-type="float" office:value="0.000011567" calcext:value-type="float">
            <text:p>1.16E-005</text:p>
          </table:table-cell>
          <table:table-cell table:style-name="ce3" office:value-type="float" office:value="0.00000051054" calcext:value-type="float">
            <text:p>5.11E-007</text:p>
          </table:table-cell>
          <table:table-cell table:style-name="ce3" office:value-type="float" office:value="0.0000017187" calcext:value-type="float">
            <text:p>1.72E-0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splacement_Y</text:p>
          </table:table-cell>
          <table:table-cell office:value-type="float" office:value="0.066081" calcext:value-type="float">
            <text:p>0.066081</text:p>
          </table:table-cell>
          <table:table-cell office:value-type="float" office:value="0.061179" calcext:value-type="float">
            <text:p>0.061179</text:p>
          </table:table-cell>
          <table:table-cell office:value-type="float" office:value="0.01792" calcext:value-type="float">
            <text:p>0.01792</text:p>
          </table:table-cell>
          <table:table-cell office:value-type="float" office:value="0.066081" calcext:value-type="float">
            <text:p>0.066081</text:p>
          </table:table-cell>
          <table:table-cell office:value-type="float" office:value="0.0029851" calcext:value-type="float">
            <text:p>0.0029851</text:p>
          </table:table-cell>
          <table:table-cell office:value-type="float" office:value="0.017891" calcext:value-type="float">
            <text:p>0.017891</text:p>
          </table:table-cell>
          <table:table-cell office:value-type="float" office:value="0.076667" calcext:value-type="float">
            <text:p>0.076667</text:p>
          </table:table-cell>
          <table:table-cell office:value-type="float" office:value="0.10475" calcext:value-type="float">
            <text:p>0.10475</text:p>
          </table:table-cell>
          <table:table-cell table:style-name="Default" office:value-type="float" office:value="0.062175" calcext:value-type="float">
            <text:p>0.062175</text:p>
          </table:table-cell>
          <table:table-cell office:value-type="float" office:value="0.068172" calcext:value-type="float">
            <text:p>0.068172</text:p>
          </table:table-cell>
          <table:table-cell office:value-type="float" office:value="0.14974" calcext:value-type="float">
            <text:p>0.14974</text:p>
          </table:table-cell>
          <table:table-cell office:value-type="float" office:value="0.17176" calcext:value-type="float">
            <text:p>0.17176</text:p>
          </table:table-cell>
          <table:table-cell office:value-type="float" office:value="0.11347" calcext:value-type="float">
            <text:p>0.11347</text:p>
          </table:table-cell>
          <table:table-cell office:value-type="float" office:value="-0.00041495" calcext:value-type="float">
            <text:p>-0.00041495</text:p>
          </table:table-cell>
          <table:table-cell office:value-type="float" office:value="0.042893" calcext:value-type="float">
            <text:p>0.04289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ngle</text:p>
          </table:table-cell>
          <table:table-cell office:value-type="float" office:value="7.9578" calcext:value-type="float">
            <text:p>7.9578</text:p>
          </table:table-cell>
          <table:table-cell office:value-type="float" office:value="7.3322" calcext:value-type="float">
            <text:p>7.3322</text:p>
          </table:table-cell>
          <table:table-cell office:value-type="float" office:value="2.8863" calcext:value-type="float">
            <text:p>2.8863</text:p>
          </table:table-cell>
          <table:table-cell office:value-type="float" office:value="7.9578" calcext:value-type="float">
            <text:p>7.9578</text:p>
          </table:table-cell>
          <table:table-cell office:value-type="float" office:value="0.36096" calcext:value-type="float">
            <text:p>0.36096</text:p>
          </table:table-cell>
          <table:table-cell office:value-type="float" office:value="2.16" calcext:value-type="float">
            <text:p>2.16</text:p>
          </table:table-cell>
          <table:table-cell office:value-type="float" office:value="9.2127" calcext:value-type="float">
            <text:p>9.2127</text:p>
          </table:table-cell>
          <table:table-cell office:value-type="float" office:value="12.595" calcext:value-type="float">
            <text:p>12.595</text:p>
          </table:table-cell>
          <table:table-cell table:style-name="Default" office:value-type="float" office:value="7.4883" calcext:value-type="float">
            <text:p>7.4883</text:p>
          </table:table-cell>
          <table:table-cell office:value-type="float" office:value="8.2481" calcext:value-type="float">
            <text:p>8.2481</text:p>
          </table:table-cell>
          <table:table-cell office:value-type="float" office:value="14.249" calcext:value-type="float">
            <text:p>14.249</text:p>
          </table:table-cell>
          <table:table-cell office:value-type="float" office:value="20.612" calcext:value-type="float">
            <text:p>20.612</text:p>
          </table:table-cell>
          <table:table-cell office:value-type="float" office:value="13.64" calcext:value-type="float">
            <text:p>13.64</text:p>
          </table:table-cell>
          <table:table-cell office:value-type="float" office:value="-0.026262" calcext:value-type="float">
            <text:p>-0.026262</text:p>
          </table:table-cell>
          <table:table-cell office:value-type="float" office:value="5.1704" calcext:value-type="float">
            <text:p>5.170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1.9341" calcext:value-type="float">
            <text:p>1.9341</text:p>
          </table:table-cell>
          <table:table-cell office:value-type="float" office:value="1.8165" calcext:value-type="float">
            <text:p>1.8165</text:p>
          </table:table-cell>
          <table:table-cell office:value-type="float" office:value="1.2322" calcext:value-type="float">
            <text:p>1.2322</text:p>
          </table:table-cell>
          <table:table-cell office:value-type="float" office:value="1.9341" calcext:value-type="float">
            <text:p>1.9341</text:p>
          </table:table-cell>
          <table:table-cell office:value-type="float" office:value="0.8636" calcext:value-type="float">
            <text:p>0.8636</text:p>
          </table:table-cell>
          <table:table-cell office:value-type="float" office:value="1.1268" calcext:value-type="float">
            <text:p>1.1268</text:p>
          </table:table-cell>
          <table:table-cell office:value-type="float" office:value="2.2582" calcext:value-type="float">
            <text:p>2.2582</text:p>
          </table:table-cell>
          <table:table-cell office:value-type="float" office:value="2.3083" calcext:value-type="float">
            <text:p>2.3083</text:p>
          </table:table-cell>
          <table:table-cell table:style-name="Default" office:value-type="float" office:value="1.8192" calcext:value-type="float">
            <text:p>1.8192</text:p>
          </table:table-cell>
          <table:table-cell office:value-type="float" office:value="1.9671" calcext:value-type="float">
            <text:p>1.9671</text:p>
          </table:table-cell>
          <table:table-cell office:value-type="float" office:value="2.2565" calcext:value-type="float">
            <text:p>2.2565</text:p>
          </table:table-cell>
          <table:table-cell office:value-type="float" office:value="2.5338" calcext:value-type="float">
            <text:p>2.5338</text:p>
          </table:table-cell>
          <table:table-cell office:value-type="float" office:value="2.288" calcext:value-type="float">
            <text:p>2.288</text:p>
          </table:table-cell>
          <table:table-cell office:value-type="float" office:value="-0.029504" calcext:value-type="float">
            <text:p>-0.029504</text:p>
          </table:table-cell>
          <table:table-cell office:value-type="float" office:value="1.565" calcext:value-type="float">
            <text:p>1.56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0.17704" calcext:value-type="float">
            <text:p>0.17704</text:p>
          </table:table-cell>
          <table:table-cell office:value-type="float" office:value="0.14863" calcext:value-type="float">
            <text:p>0.14863</text:p>
          </table:table-cell>
          <table:table-cell office:value-type="float" office:value="0.05718" calcext:value-type="float">
            <text:p>0.05718</text:p>
          </table:table-cell>
          <table:table-cell office:value-type="float" office:value="0.17704" calcext:value-type="float">
            <text:p>0.17704</text:p>
          </table:table-cell>
          <table:table-cell office:value-type="float" office:value="0.027603" calcext:value-type="float">
            <text:p>0.027603</text:p>
          </table:table-cell>
          <table:table-cell office:value-type="float" office:value="0.049584" calcext:value-type="float">
            <text:p>0.049584</text:p>
          </table:table-cell>
          <table:table-cell office:value-type="float" office:value="0.46013" calcext:value-type="float">
            <text:p>0.46013</text:p>
          </table:table-cell>
          <table:table-cell office:value-type="float" office:value="0.3534" calcext:value-type="float">
            <text:p>0.3534</text:p>
          </table:table-cell>
          <table:table-cell table:style-name="Default" office:value-type="float" office:value="0.15743" calcext:value-type="float">
            <text:p>0.15743</text:p>
          </table:table-cell>
          <table:table-cell office:value-type="float" office:value="0.08598" calcext:value-type="float">
            <text:p>0.08598</text:p>
          </table:table-cell>
          <table:table-cell office:value-type="float" office:value="0.44959" calcext:value-type="float">
            <text:p>0.44959</text:p>
          </table:table-cell>
          <table:table-cell office:value-type="float" office:value="1.0846" calcext:value-type="float">
            <text:p>1.0846</text:p>
          </table:table-cell>
          <table:table-cell office:value-type="float" office:value="0.37322" calcext:value-type="float">
            <text:p>0.37322</text:p>
          </table:table-cell>
          <table:table-cell office:value-type="float" office:value="0.02402" calcext:value-type="float">
            <text:p>0.02402</text:p>
          </table:table-cell>
          <table:table-cell office:value-type="float" office:value="0.10107" calcext:value-type="float">
            <text:p>0.10107</text:p>
          </table:table-cell>
          <table:table-cell table:number-columns-repeated="100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orosh </meta:initial-creator>
    <meta:creation-date>2014-04-04T18:59:33.684379149</meta:creation-date>
    <dc:date>2014-04-15T14:47:50.593374728</dc:date>
    <dc:creator>koorosh </dc:creator>
    <meta:editing-duration>PT48M23S</meta:editing-duration>
    <meta:editing-cycles>4</meta:editing-cycles>
    <meta:generator>LibreOffice/4.1.2.3$Linux_X86_64 LibreOffice_project/410m0$Build-3</meta:generator>
    <meta:document-statistic meta:table-count="1" meta:cell-count="2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8cm" svg:y="4.201cm" style:legend-expansion="high" chart:style-name="ch2"/>
        <chart:plot-area chart:style-name="ch3" table:cell-range-address="Sheet1.B13:Sheet1.O13" svg:x="0.77cm" svg:y="0.855cm" svg:width="12.108cm" svg:height="7.545cm">
          <chartooo:coordinate-region svg:x="1.947cm" svg:y="1.054cm" svg:width="10.744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3:Sheet1.O13" chart:class="chart:line"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20554">
                <text:p>20554</text:p>
                <draw:g>
                  <svg:desc>Sheet1.B13:Sheet1.O13</svg:desc>
                </draw:g>
              </table:table-cell>
              <table:table-cell office:value-type="float" office:value="19305">
                <text:p>19305</text:p>
              </table:table-cell>
              <table:table-cell office:value-type="float" office:value="13095">
                <text:p>13095</text:p>
              </table:table-cell>
              <table:table-cell office:value-type="float" office:value="20554">
                <text:p>20554</text:p>
              </table:table-cell>
              <table:table-cell office:value-type="float" office:value="9173.7">
                <text:p>9173.7</text:p>
              </table:table-cell>
              <table:table-cell office:value-type="float" office:value="5524.8">
                <text:p>5524.8</text:p>
              </table:table-cell>
              <table:table-cell office:value-type="float" office:value="23999">
                <text:p>23999</text:p>
              </table:table-cell>
              <table:table-cell office:value-type="float" office:value="24531">
                <text:p>24531</text:p>
              </table:table-cell>
              <table:table-cell office:value-type="float" office:value="19334">
                <text:p>19334</text:p>
              </table:table-cell>
              <table:table-cell office:value-type="float" office:value="20905">
                <text:p>20905</text:p>
              </table:table-cell>
              <table:table-cell office:value-type="float" office:value="23980">
                <text:p>23980</text:p>
              </table:table-cell>
              <table:table-cell office:value-type="float" office:value="26928">
                <text:p>26928</text:p>
              </table:table-cell>
              <table:table-cell office:value-type="float" office:value="35456">
                <text:p>35456</text:p>
              </table:table-cell>
              <table:table-cell office:value-type="float" office:value="-313.56">
                <text:p>-313.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